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height="true" draw:auto-grow-width="false" fo:max-height="0cm" fo:min-height="0.712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dash" draw:stroke-dash="Long_20_Dash" svg:stroke-width="0.051cm" draw:marker-start-width="0.279cm" draw:marker-end-width="0.279cm" draw:fill="none" draw:textarea-horizontal-align="justify" draw:textarea-vertical-align="middle" draw:auto-grow-height="false" fo:min-height="3.51cm" fo:min-width="6.43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51cm" draw:marker-start-width="0.279cm" draw:marker-end-width="0.279cm" draw:fill="none" draw:textarea-horizontal-align="justify" draw:textarea-vertical-align="middle" draw:auto-grow-height="false" fo:min-height="7.12cm" fo:min-width="6.43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1cm"/>
      <style:paragraph-properties style:writing-mode="lr-tb"/>
    </style:style>
    <style:style style:name="gr8" style:family="graphic" style:parent-style-name="standard">
      <style:graphic-properties draw:stroke="solid" svg:stroke-width="0.051cm" svg:stroke-color="#0000ff" draw:marker-start-width="0.279cm" draw:marker-end-width="0.279cm" draw:fill="none" draw:fill-color="#ffffff" draw:auto-grow-height="true" draw:auto-grow-width="false" fo:max-height="0cm" fo:min-height="0.712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draw:marker-start="Arrowheads_20_3" draw:marker-start-width="0.305cm" draw:marker-end="Arrowheads_20_2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0.86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00ff" loext:opacity="100%" fo:font-size="18pt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2.57cm" svg:height="0.869cm" svg:x="0cm" svg:y="0cm" presentation:class="title" presentation:user-transformed="true">
          <draw:text-box>
            <text:p><text:span text:style-name="T1">Quantum Courses Progression</text:span></text:p>
          </draw:text-box>
        </draw:frame>
        <draw:frame draw:style-name="gr1" draw:text-style-name="P3" draw:layer="layout" svg:width="5.715cm" svg:height="1.012cm" svg:x="9.675cm" svg:y="2.74cm">
          <draw:text-box>
            <text:p text:style-name="P2">QM for CS</text:p>
          </draw:text-box>
        </draw:frame>
        <draw:frame draw:style-name="gr1" draw:text-style-name="P3" draw:layer="layout" svg:width="5.715cm" svg:height="1.012cm" svg:x="9.675cm" svg:y="4.645cm">
          <draw:text-box>
            <text:p text:style-name="P2">Intro to QIS</text:p>
          </draw:text-box>
        </draw:frame>
        <draw:frame draw:style-name="gr1" draw:text-style-name="P3" draw:layer="layout" svg:width="5.715cm" svg:height="1.012cm" svg:x="1.905cm" svg:y="8.55cm">
          <draw:text-box>
            <text:p text:style-name="P2">Intro to QC</text:p>
          </draw:text-box>
        </draw:frame>
        <draw:frame draw:style-name="gr1" draw:text-style-name="P3" draw:layer="layout" svg:width="5.715cm" svg:height="1.012cm" svg:x="1.905cm" svg:y="10.455cm">
          <draw:text-box>
            <text:p text:style-name="P2">Applied QC</text:p>
          </draw:text-box>
        </draw:frame>
        <draw:frame draw:style-name="gr1" draw:text-style-name="P3" draw:layer="layout" svg:width="5.715cm" svg:height="1.012cm" svg:x="1.905cm" svg:y="12.36cm">
          <draw:text-box>
            <text:p text:style-name="P2">Quantum Algos</text:p>
          </draw:text-box>
        </draw:frame>
        <draw:frame draw:style-name="gr1" draw:text-style-name="P3" draw:layer="layout" svg:width="5.715cm" svg:height="1.012cm" svg:x="13.25cm" svg:y="8.485cm">
          <draw:text-box>
            <text:p text:style-name="P2">Quantum Crypto</text:p>
          </draw:text-box>
        </draw:frame>
        <draw:frame draw:style-name="gr1" draw:text-style-name="P3" draw:layer="layout" svg:width="5.715cm" svg:height="1.012cm" svg:x="13.25cm" svg:y="10.39cm">
          <draw:text-box>
            <text:p text:style-name="P2">Quantum Sensing</text:p>
          </draw:text-box>
        </draw:frame>
        <draw:frame draw:style-name="gr1" draw:text-style-name="P3" draw:layer="layout" svg:width="5.715cm" svg:height="1.012cm" svg:x="1.905cm" svg:y="14.265cm">
          <draw:text-box>
            <text:p text:style-name="P2">Quantum ML</text:p>
          </draw:text-box>
        </draw:frame>
        <draw:line draw:style-name="gr2" draw:text-style-name="P4" draw:layer="layout" svg:x1="12.615cm" svg:y1="3.752cm" svg:x2="12.615cm" svg:y2="4.645cm">
          <text:p/>
        </draw:line>
        <draw:custom-shape draw:style-name="gr3" draw:text-style-name="P4" draw:layer="layout" svg:width="6.985cm" svg:height="3.81cm" svg:x="9.04cm" svg:y="2.27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.648cm" svg:height="0.962cm" svg:x="8.74cm" svg:y="1.205cm">
          <draw:text-box>
            <text:p>Core 1-year Requirement</text:p>
          </draw:text-box>
        </draw:frame>
        <draw:line draw:style-name="gr2" draw:text-style-name="P4" draw:layer="layout" svg:x1="4.71cm" svg:y1="9.585cm" svg:x2="4.71cm" svg:y2="10.478cm">
          <text:p/>
        </draw:line>
        <draw:line draw:style-name="gr2" draw:text-style-name="P4" draw:layer="layout" svg:x1="4.68cm" svg:y1="11.467cm" svg:x2="4.68cm" svg:y2="12.36cm">
          <text:p/>
        </draw:line>
        <draw:custom-shape draw:style-name="gr5" draw:text-style-name="P4" draw:layer="layout" svg:width="6.985cm" svg:height="7.42cm" svg:x="1.27cm" svg:y="8.21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774cm" svg:height="0.962cm" svg:x="0.266cm" svg:y="7.196cm">
          <draw:text-box>
            <text:p>Quantum Computing Pipeline</text:p>
          </draw:text-box>
        </draw:frame>
        <draw:line draw:style-name="gr2" draw:text-style-name="P4" draw:layer="layout" svg:x1="4.68cm" svg:y1="13.372cm" svg:x2="4.68cm" svg:y2="14.265cm">
          <text:p/>
        </draw:line>
        <draw:frame draw:style-name="gr1" draw:text-style-name="P3" draw:layer="layout" svg:width="5.715cm" svg:height="1.012cm" svg:x="13.251cm" svg:y="12.39cm">
          <draw:text-box>
            <text:p text:style-name="P2">FPGA Intro</text:p>
          </draw:text-box>
        </draw:frame>
        <draw:frame draw:style-name="gr1" draw:text-style-name="P3" draw:layer="layout" svg:width="5.715cm" svg:height="1.012cm" svg:x="13.252cm" svg:y="14.29cm">
          <draw:text-box>
            <text:p text:style-name="P2">Applied FPGA</text:p>
          </draw:text-box>
        </draw:frame>
        <draw:line draw:style-name="gr2" draw:text-style-name="P4" draw:layer="layout" svg:x1="16.015cm" svg:y1="9.552cm" svg:x2="16.015cm" svg:y2="10.445cm">
          <text:p/>
        </draw:line>
        <draw:line draw:style-name="gr2" draw:text-style-name="P4" draw:layer="layout" svg:x1="16.015cm" svg:y1="11.452cm" svg:x2="16.015cm" svg:y2="12.345cm">
          <text:p/>
        </draw:line>
        <draw:line draw:style-name="gr2" draw:text-style-name="P4" draw:layer="layout" svg:x1="16.015cm" svg:y1="13.452cm" svg:x2="16.015cm" svg:y2="14.345cm">
          <text:p/>
        </draw:line>
        <draw:line draw:style-name="gr2" draw:text-style-name="P4" draw:layer="layout" svg:x1="12.615cm" svg:y1="3.752cm" svg:x2="12.615cm" svg:y2="4.645cm">
          <text:p/>
        </draw:line>
        <draw:line draw:style-name="gr2" draw:text-style-name="P4" draw:layer="layout" svg:x1="12.615cm" svg:y1="3.752cm" svg:x2="12.615cm" svg:y2="4.645cm">
          <text:p/>
        </draw:line>
        <draw:custom-shape draw:style-name="gr5" draw:text-style-name="P4" draw:layer="layout" svg:width="6.985cm" svg:height="7.42cm" svg:x="12.57cm" svg:y="8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7.821cm" svg:height="0.962cm" svg:x="12.266cm" svg:y="7.21cm">
          <draw:text-box>
            <text:p>Applied Quantum Pipeline</text:p>
          </draw:text-box>
        </draw:frame>
        <draw:frame draw:style-name="gr8" draw:text-style-name="P6" draw:layer="layout" svg:width="5.715cm" svg:height="1.012cm" svg:x="17.676cm" svg:y="4.64cm">
          <draw:text-box>
            <text:p text:style-name="P2"><text:span text:style-name="T2">QM Lab 2</text:span></text:p>
          </draw:text-box>
        </draw:frame>
        <draw:line draw:style-name="gr9" draw:text-style-name="P4" draw:layer="layout" svg:x1="15.39cm" svg:y1="5.18cm" svg:x2="17.676cm" svg:y2="5.18cm">
          <text:p/>
        </draw:line>
        <draw:frame draw:style-name="gr8" draw:text-style-name="P6" draw:layer="layout" svg:width="5.715cm" svg:height="1.012cm" svg:x="21.29cm" svg:y="8.54cm">
          <draw:text-box>
            <text:p text:style-name="P2"><text:span text:style-name="T2">QKD Lab</text:span></text:p>
          </draw:text-box>
        </draw:frame>
        <draw:line draw:style-name="gr9" draw:text-style-name="P4" draw:layer="layout" svg:x1="19.004cm" svg:y1="9.08cm" svg:x2="21.29cm" svg:y2="9.08cm">
          <text:p/>
        </draw:line>
        <draw:frame draw:style-name="gr8" draw:text-style-name="P6" draw:layer="layout" svg:width="5.715cm" svg:height="1.012cm" svg:x="21.29cm" svg:y="10.44cm">
          <draw:text-box>
            <text:p text:style-name="P2"><text:span text:style-name="T2">Q-Sensing Lab</text:span></text:p>
          </draw:text-box>
        </draw:frame>
        <draw:line draw:style-name="gr9" draw:text-style-name="P4" draw:layer="layout" svg:x1="19.004cm" svg:y1="10.98cm" svg:x2="21.29cm" svg:y2="10.98cm">
          <text:p/>
        </draw:line>
        <draw:frame draw:style-name="gr8" draw:text-style-name="P6" draw:layer="layout" svg:width="5.715cm" svg:height="1.012cm" svg:x="21.29cm" svg:y="12.44cm">
          <draw:text-box>
            <text:p text:style-name="P2"><text:span text:style-name="T2">FPGA Lab I</text:span></text:p>
          </draw:text-box>
        </draw:frame>
        <draw:line draw:style-name="gr9" draw:text-style-name="P4" draw:layer="layout" svg:x1="19.004cm" svg:y1="12.98cm" svg:x2="21.29cm" svg:y2="12.98cm">
          <text:p/>
        </draw:line>
        <draw:frame draw:style-name="gr8" draw:text-style-name="P6" draw:layer="layout" svg:width="5.715cm" svg:height="1.012cm" svg:x="21.29cm" svg:y="14.34cm">
          <draw:text-box>
            <text:p text:style-name="P2"><text:span text:style-name="T2">FPGA Lab II</text:span></text:p>
          </draw:text-box>
        </draw:frame>
        <draw:line draw:style-name="gr9" draw:text-style-name="P4" draw:layer="layout" svg:x1="19.004cm" svg:y1="14.88cm" svg:x2="21.29cm" svg:y2="14.88cm">
          <text:p/>
        </draw:line>
        <draw:frame draw:style-name="gr8" draw:text-style-name="P6" draw:layer="layout" svg:width="5.715cm" svg:height="1.012cm" svg:x="17.69cm" svg:y="2.64cm">
          <draw:text-box>
            <text:p text:style-name="P2"><text:span text:style-name="T2">QM Lab 1</text:span></text:p>
          </draw:text-box>
        </draw:frame>
        <draw:line draw:style-name="gr9" draw:text-style-name="P4" draw:layer="layout" svg:x1="15.404cm" svg:y1="3.18cm" svg:x2="17.69cm" svg:y2="3.18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4T10:03:28.270182900</meta:creation-date>
    <dc:date>2024-03-21T13:39:35.539767948</dc:date>
    <meta:editing-duration>PT15M3S</meta:editing-duration>
    <meta:editing-cycles>2</meta:editing-cycles>
    <meta:generator>LibreOffice/7.0.4.2$Linux_X86_64 LibreOffice_project/00$Build-2</meta:generator>
    <meta:document-statistic meta:object-count="61"/>
  </office:meta>
</office:document-meta>
</file>